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Noto Sans" svg:font-family="'Noto Sans', sans-serif"/>
    <style:font-face style:name="Times New Roman" svg:font-family="'Times New Roman'"/>
    <style:font-face style:name="ARIAL" svg:font-family="ARIAL" style:font-family-generic="swiss"/>
    <style:font-face style:name="FreeSerif" svg:font-family="FreeSerif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53f6" officeooo:paragraph-rsid="000f53f6"/>
    </style:style>
    <style:style style:name="P2" style:family="paragraph" style:parent-style-name="Standard">
      <style:text-properties style:font-name="ARIAL" officeooo:rsid="000f53f6" officeooo:paragraph-rsid="000f53f6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officeooo:rsid="000f53f6" officeooo:paragraph-rsid="000f53f6" style:font-size-asian="12pt" style:font-size-complex="12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212cm"/>
        </style:tab-stops>
      </style:paragraph-properties>
      <style:text-properties style:font-name="ARIAL" fo:font-size="12pt" officeooo:rsid="000f53f6" officeooo:paragraph-rsid="000f53f6" style:font-size-asian="12pt" style:font-size-complex="12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officeooo:rsid="000f53f6" officeooo:paragraph-rsid="000f53f6" style:font-size-asian="12pt" style:font-size-complex="12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08032" officeooo:paragraph-rsid="00108032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08032" officeooo:paragraph-rsid="00108032" style:font-size-asian="12pt" style:font-size-complex="12pt"/>
    </style:style>
    <style:style style:name="T1" style:family="text">
      <style:text-properties officeooo:rsid="00108032"/>
    </style:style>
    <style:style style:name="T2" style:family="text">
      <style:text-properties officeooo:rsid="001222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atu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4"><text:soft-page-break/></text:p>
      <text:p text:style-name="P3"><text:span text:style-name="T2">1.</text:span>INTROD<text:span text:style-name="T2">U</text:span>CCIÓN </text:p>
      <text:p text:style-name="P3"/>
      <text:p text:style-name="P5">Las redes <text:s/>sociales y el uso de nuevas tecnologías que permiten crear aplicaciónes más rápidas <text:s/>e interactivas en nuestro navegador está muy popular hoy en dí<text:span text:style-name="T1">a. Si bien La computación movil está basado en el consumo de recursos , tales como la capacidad de procesamiento , la capacidad de almacenamiento o uso de sistemas operativos .</text:span></text:p>
      <text:p text:style-name="P6">Hoy en día tambien <text:s/>podemos encontrar todo tipo de aplicaciones en la red, tales como comercio electrónico, mapas y posicionamiento global, editores de toda clase de documentos, juegos multi-jugador, correo, chat, hojas de cálculo, organizadores, voz, etc. de modo que por medio un navegador y una conexión a Internet se puede suplir o superar casi cualquiera de las funciones que brinda un sistema</text:p>
      <text:p text:style-name="P6">operativo convencional. Esto nos brinda la posibilidad de ejecutar aplicaciones o servicios Web sin importar el hardware o software que tengamos en nuestro Computador y, más importante aun, que el usuario pueda acceder a ellas por medio de la red desde cualquier sitio, en el momento en que lo requiera.</text:p>
      <text:p text:style-name="P6"/>
      <text:p text:style-name="P6">Es así como se hace popular la idea de agrupar diferentes aplicaciones Web bajo un mismo framework, para sustituir los sistemas operativos locales convencionales, y se empiezan a ver una baraja de diferentes propuestas recogidas bajo el mismo nombre de Web-O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2. Sistemas Operativos Web</text:p>
      <text:p text:style-name="P7"/>
      <text:p text:style-name="P7">El termino Web-Os hace referencia a una gran variedad de sistemas que</text:p>
      <text:p text:style-name="P7">pretenden dar soluciones a la necesidad de desarrollar Sistemas Operativos</text:p>
      <text:p text:style-name="P7">basados en la Web.</text:p>
      <text:p text:style-name="P7"/>
      <text:p text:style-name="P7">En general encontramos dos grupos en los cuales se pueden agrupar la mayoría</text:p>
      <text:p text:style-name="P7">de proyectos según su alcance y arquitectura. Estos son:</text:p>
      <text:p text:style-name="P7"/>
      <text:p text:style-name="P7">1. Webtops (escritorios virtuales Web)</text:p>
      <text:p text:style-name="P7">2. Meta computación</text:p>
      <text:p text:style-name="P7"/>
      <text:p text:style-name="P7">2.1. Meta computación</text:p>
      <text:p text:style-name="P7"/>
      <text:p text:style-name="P7">Con este termino se hace referencia al desarrollo de plataformas de trabajo en</text:p>
      <text:p text:style-name="P7">redes que permitan la ejecución de tareas orientadas al usuario, teniendo en</text:p>
      <text:p text:style-name="P7">cuenta diversos factores tales como la infraestructura de la red, propiedades del</text:p>
      <text:p text:style-name="P7">sistema para la realización del modelo, simulaciones de tareas y relaciones</text:p>
      <text:p text:style-name="P7">complejas para el equilibrio de sistemas donde las reglas no son lineales y</text:p>
      <text:p text:style-name="P7">simulación de procesos.</text:p>
      <text:p text:style-name="P7">Otros estudios de especial importancia para el área de los web Os se enfocan en</text:p>
      <text:p text:style-name="P7">el desarrollo de herramientas para el análisis del comportamiento de programas</text:p>
      <text:p text:style-name="P7"/>
      <text:p text:style-name="P7">que se deban adaptar a cambios en la carga de trabajo y técnicas de auto-</text:p>
      <text:p text:style-name="P7">configuración donde los framework se pueda auto modificar en tiempo real para</text:p>
      <text:p text:style-name="P7"/>
      <text:p text:style-name="P7">ajustarse a los diferentes requerimientos de las aplicaciones.</text:p>
      <text:p text:style-name="P7"/>
      <text:p text:style-name="P7"/>
      <text:p text:style-name="P7">En este campo encontramos dos proyectos desarrollados por grupos de</text:p>
      <text:p text:style-name="P7">investigación universitarios, en la segunda mitad de los años 90.</text:p>
      <text:p text:style-name="P7"/>
      <text:p text:style-name="P7">2.1.1. The WebOS Project</text:p>
      <text:p text:style-name="P7"/>
      <text:p text:style-name="P7">Este proyecto, realizado por la división de ciencias de la computación de la</text:p>
      <text:p text:style-name="P7">universidad Berkeley de California, se desarrolló con el fin de crear un sistema</text:p>
      <text:p text:style-name="P7">operativo en el cual las diferentes aplicaciones Web tengan acceso y puedan</text:p>
      <text:p text:style-name="P7">manejar los diversos recursos compartidos alrededor de la Web para el beneficio</text:p>
      <text:p text:style-name="P7">de todos los usuarios.</text:p>
      <text:p text:style-name="P7"/>
      <text:p text:style-name="P7">Este sistema se aparta del modelo clásico petición-respuesta entre los Browser y</text:p>
      <text:p text:style-name="P7">servidores, para tratar de demostrar la posibilidad de un sistema que maneja tanto</text:p>
      <text:p text:style-name="P7">el procesamiento, como el almacenamiento y manejo de datos, de acuerdo con los</text:p>
      <text:p text:style-name="P7">recursos disponibles en el entorno, la características de los servicios Web y el</text:p>
      <text:p text:style-name="P7">estado de conexión de la red a dichos servidores. Así, el sistema se encarga de</text:p>
      <text:p text:style-name="P7">balancear las cargas de procesamiento y de transferencia de archivos de tal forma</text:p>
      <text:p text:style-name="P7">que el uso de ancho de banda se maximice mientras la latencia se minimiza. [5]</text:p>
      <text:p text:style-name="P7"/>
      <text:p text:style-name="P7">Para proveer servicios OS, el Framework de WebOS debe permitir la construcción</text:p>
      <text:p text:style-name="P7">de servicios Web que sean configurables dinámicamente (flexibilidad), conscientes</text:p>
      <text:p text:style-name="P7"><text:soft-page-break/>de su entorno geográfico, escalables y con un alto porcentaje de disponibilidad y</text:p>
      <text:p text:style-name="P7">accesibilidad. Además debe ofrecer funciones OS globales como:</text:p>
      <text:p text:style-name="P7">direccionamiento (Naming), asignación de recursos, comunicación entre procesos,</text:p>
      <text:p text:style-name="P7">ejecución remota de procesos, tolerancia a fallos, programación de tareas,</text:p>
      <text:p text:style-name="P7">autenticación de usuarios y seguridad. [6]</text:p>
      <text:p text:style-name="P7"/>
      <text:p text:style-name="P7">El prototipo del Framework está compuesto por cuatro grandes componentes, (i)</text:p>
      <text:p text:style-name="P7">Smart Clients, los cuales se encargan de suministrar tolerancia a fallos y balance</text:p>
      <text:p text:style-name="P7"/>
      <text:p text:style-name="P7">22</text:p>
      <text:p text:style-name="P7"/>
      <text:p text:style-name="P7">de las cargas de acceso a los servicios Web, (ii) WebFS, un sistema global para</text:p>
      <text:p text:style-name="P7">el manejo de archivos, (iii) un manejo de recursos el cual por medio de una</text:p>
      <text:p text:style-name="P7">máquina virtual se encarga tanto de la asignación de recursos como de la</text:p>
      <text:p text:style-name="P7">seguridad en ejecución de programas, y (iv) autenticación/autorización para la</text:p>
      <text:p text:style-name="P7">seguridad en el acceso a recursos globales Web. [5]</text:p>
      <text:p text:style-name="P7"/>
      <text:p text:style-name="P7">Smart Clients (Naming)</text:p>
      <text:p text:style-name="P7">La arquitectura de los clientes inteligentes permite que extensiones específicas</text:p>
      <text:p text:style-name="P7">para cada servicio se carguen dinámicamente en el lado del cliente para mantener</text:p>
      <text:p text:style-name="P7">un seguimiento de servicios móviles, balance de carga entre servidores de</text:p>
      <text:p text:style-name="P7">manera individual y transparencia de errores para los usuarios. Estas extensiones</text:p>
      <text:p text:style-name="P7">son distribuidas por medio de Applets de Java aprovechando su portabilidad en los</text:p>
      <text:p text:style-name="P7">diferentes browser. [5]</text:p>
      <text:p text:style-name="P7"/>
      <text:p text:style-name="P7">Así, un Applet específico, que contiene información acerca de la localización de</text:p>
      <text:p text:style-name="P7">los proveedores, es cargado por el broswer cada vez que este accede a un</text:p>
      <text:p text:style-name="P7">servicio. Este Applet está conformado por dos threads: uno encargado de la</text:p>
      <text:p text:style-name="P7">interfaz gráfica presentada al usuario y otro, llamado director, que se encarga del</text:p>
      <text:p text:style-name="P7">balance de carga basándose en la distancia hasta el cliente, el rendimiento en el</text:p>
      <text:p text:style-name="P7">pasado del servidor, la carga actual del servidor, y enmascara los errores para</text:p>
      <text:p text:style-name="P7">mantener la transparencia del servicio, para lo cual guarda la información</text:p>
      <text:p text:style-name="P7">necesaria para retrasmitir la petición en caso de que el servidor falle.</text:p>
      <text:p text:style-name="P7"/>
      <text:p text:style-name="P7">23</text:p>
      <text:p text:style-name="P7"/>
      <text:p text:style-name="P7">Tomado de WebOS, software support for scalable services. [5]</text:p>
      <text:p text:style-name="P7"/>
      <text:p text:style-name="P7">WebFS</text:p>
      <text:p text:style-name="P7"/>
      <text:p text:style-name="P7">El sistema de archivos de WebOS funciona como una abstracción de un sistema</text:p>
      <text:p text:style-name="P7">global coherente de cache, encargado de manejar su uso, mantener la coherencia</text:p>
      <text:p text:style-name="P7">y controlar el acceso.</text:p>
      <text:p text:style-name="P7"/>
      <text:p text:style-name="P7">Funciona por medio de una asociación de listas extensibles de propiedades a</text:p>
      <text:p text:style-name="P7">cada archivo del usuario, allí se encuentran datos como los nombres del</text:p>
      <text:p text:style-name="P7">propietario, permisos de acceso, políticas de encripción y políticas para mantener</text:p>
      <text:p text:style-name="P7">la coherencia del cache implementando el protocolo de último en escribir gana y</text:p>
      <text:p text:style-name="P7">múltiples IP. Estas listas pueden ser accedidas por medio de una llamada ioctl al</text:p>
      <text:p text:style-name="P7">sistema UNIX. [6]</text:p>
      <text:p text:style-name="P7"><text:soft-page-break/></text:p>
      <text:p text:style-name="P7">Este sistema de archivos usa las direcciones URL como global namespace y el</text:p>
      <text:p text:style-name="P7">HTTP como protocolo de transporte para permitir que las aplicaciones accedan a</text:p>
      <text:p text:style-name="P7">los archivos por medio de URL sin necesidad de utilizar nombres comunes.</text:p>
      <text:p text:style-name="P7"/>
      <text:p text:style-name="P7">Autenticación y Autorización</text:p>
      <text:p text:style-name="P7"/>
      <text:p text:style-name="P7">24</text:p>
      <text:p text:style-name="P7"/>
      <text:p text:style-name="P7">Dada la naturaleza de los sistemas basados en la Web donde sufren un gran</text:p>
      <text:p text:style-name="P7">número de ataques, se hace indispensable que los desktop provean acceso</text:p>
      <text:p text:style-name="P7">seguro y autenticado tanto a la información pública como privada requerida por</text:p>
      <text:p text:style-name="P7">las aplicaciones, de forma que se limite el acceso a archivos y demás recursos.</text:p>
      <text:p text:style-name="P7"/>
      <text:p text:style-name="P7">Para esto, WebOS se vale de una lista de control de acceso a archivos y recursos</text:p>
      <text:p text:style-name="P7">donde cada usuario posee una llave pública única, que es validada por una o más</text:p>
      <text:p text:style-name="P7">autoridades de replicado similares a servidores DNS. Con este sistema se</text:p>
      <text:p text:style-name="P7">previene el acceso sin autorización y además es posible crear dominios en donde</text:p>
      <text:p text:style-name="P7">se dé prioridades sobre los procesos y derechos de acceso a archivos u otros</text:p>
      <text:p text:style-name="P7">recursos, siempre en el contexto de grupos de dominio seguro.</text:p>
      <text:p text:style-name="P7"/>
      <text:p text:style-name="P7">Manejador de recursos</text:p>
      <text:p text:style-name="P7"/>
      <text:p text:style-name="P7">El manejador de recursos es el responsable de administrar las peticiones</text:p>
      <text:p text:style-name="P7">realizadas por sitios remotos, autenticar la identidad del cliente y determinar si</text:p>
      <text:p text:style-name="P7">tiene los permisos indicados para ejecutar dicha petición.</text:p>
      <text:p text:style-name="P7"/>
      <text:p text:style-name="P7">Para esto crea una máquina virtual encargada de la ejecución de los procesos, la</text:p>
      <text:p text:style-name="P7">cual verifica que los procesos no interfieran entre ellos e interactúa con el sistema</text:p>
      <text:p text:style-name="P7">de autorización para validar las restricciones asociadas a cada dominio o grupo de</text:p>
      <text:p text:style-name="P7">trabajo de modo que se mantenga la integridad del sistema,</text:p>
      <text:p text:style-name="P7"/>
      <text:p text:style-name="P7">Luego de autenticar satisfactoriamente al usuario, el siguiente paso es determinar</text:p>
      <text:p text:style-name="P7">por medio de la lista de acceso de control (ACL) los permisos de escritura, lectura,</text:p>
      <text:p text:style-name="P7">ejecución de archivos y procesos del usuario según el domino en que este se</text:p>
      <text:p text:style-name="P7">encuentre y autorizarlo. [6]</text:p>
      <text:p text:style-name="P7"/>
      <text:p text:style-name="P7">25</text:p>
      <text:p text:style-name="P7"/>
      <text:p text:style-name="P7">La maquina virtual se encarga del control de procesos, los cuales son ejecutados</text:p>
      <text:p text:style-name="P7">con privilegios limitados previniendo así que interfieran en operaciones de otros</text:p>
      <text:p text:style-name="P7">procesos o máquinas virtuales, y del manejo de recursos pues establece la</text:p>
      <text:p text:style-name="P7">cantidad de memoria y CPU que el proceso puede utilizar.</text:p>
      <text:p text:style-name="P7"/>
      <text:p text:style-name="P7">En el proyecto WebOS se usa específicamente Janus para crear la máquina</text:p>
      <text:p text:style-name="P7">virtual el cual está basado en el sistema de archivos de Solaris.</text:p>
      <text:p text:style-name="P7"/>
      <text:p text:style-name="P7">2.1.2. WOS</text:p>
      <text:p text:style-name="P7"/>
      <text:p text:style-name="P7">Es un sistema diseñado como distribuido y versionado, enfocado a proveer</text:p>
      <text:p text:style-name="P7"><text:soft-page-break/>soluciones para la ubicuidad en la computación global y desarrollar servicios que</text:p>
      <text:p text:style-name="P7">cumplan con una visión centralizada en la heterogeneidad y naturaleza dinámica</text:p>
      <text:p text:style-name="P7">de la red.</text:p>
      <text:p text:style-name="P7"/>
      <text:p text:style-name="P7">La idea detrás de WOS es formar una gran red en donde se encuentran nodos</text:p>
      <text:p text:style-name="P7">que hacen a su vez de servidor o cliente, con una gran variedad de versiones, los</text:p>
      <text:p text:style-name="P7">nodos con la misma versión forman comunidades pero a su vez son capaces de</text:p>
      <text:p text:style-name="P7">comunicarse mediante protocolos determinados y compartir los diferentes</text:p>
      <text:p text:style-name="P7">servicios con los cuales cuente cada una de las diferentes versiones compatibles.</text:p>
      <text:p text:style-name="P7">Esta técnica de configuración de software basada en la demanda se llama</text:p>
      <text:p text:style-name="P7">educción. (Plaice and Ben Lamine 1997).</text:p>
      <text:p text:style-name="P7"/>
      <text:p text:style-name="P7">El kernel de un nodo en WOS es un motor que está respondiendo constantemente</text:p>
      <text:p text:style-name="P7">a las peticiones de otros usuarios e integra funciones de cliente, servidor y</text:p>
      <text:p text:style-name="P7">mensajero. Cada nodo es capaz de proveer una serie de servicios y a la vez</text:p>
      <text:p text:style-name="P7">puede pasar las peticiones de servicios provenientes de otros nodos a terceros.</text:p>
      <text:p text:style-name="P7"/>
      <text:p text:style-name="P7">El conjunto de Nodos con la misma versión forman una WOSNet o WSOSpace,</text:p>
      <text:p text:style-name="P7">los cuales, al definir y redefinir continuamente las relaciones con el entorno y entre</text:p>
      <text:p text:style-name="P7"/>
      <text:p text:style-name="P7">26</text:p>
      <text:p text:style-name="P7"/>
      <text:p text:style-name="P7">ellos mismos, forman comunidades. Dado que cada comunidad tienen ciertas</text:p>
      <text:p text:style-name="P7">características definidas por su entorno, sus nodos ofrecerán diferentes tipos de</text:p>
      <text:p text:style-name="P7">servicios y según su versión es posible ofrecer diferentes versiones del mismo</text:p>
      <text:p text:style-name="P7">servicio.</text:p>
      <text:p text:style-name="P7"/>
      <text:p text:style-name="P7">Este sistema de nodos es altamente flexible y libre de cuellos de botella, ya que no</text:p>
      <text:p text:style-name="P7">hay un solo servidor que contenga un catálogo central de todos los servidores y</text:p>
      <text:p text:style-name="P7">servicios que se encuentran en la red; cada vez que un nodo nuevo se agrega al</text:p>
      <text:p text:style-name="P7">sistema, este guarda en su propio warehouse la información de los nodos que</text:p>
      <text:p text:style-name="P7">encuentre por medio del layer de comunicación.</text:p>
      <text:p text:style-name="P7"/>
      <text:p text:style-name="P7">El prototipo cuenta con cuatro grandes componentes: la interfaz de usuario (UI), la</text:p>
      <text:p text:style-name="P7">unidad de control de recursos(RCU), la unidad de control de recursos remotos</text:p>
      <text:p text:style-name="P7">(RRCU)y la capa de comunicación (WOSCL).</text:p>
      <text:p text:style-name="P7"/>
      <text:p text:style-name="P7">Interfaz del Usuario</text:p>
      <text:p text:style-name="P7"/>
      <text:p text:style-name="P7">Está subdividida en tres partes: el editor de perfil, el editor de recursos y el menú</text:p>
      <text:p text:style-name="P7">de búsqueda, con los cuales el cliente describe las características y restricciones</text:p>
      <text:p text:style-name="P7">de un recurso que quiere publicar para otros usuarios. Estos perfiles se guardan</text:p>
      <text:p text:style-name="P7">localmente en el nodo.</text:p>
      <text:p text:style-name="P7"/>
      <text:p text:style-name="P7">La unidad de control de recursos</text:p>
      <text:p text:style-name="P7"/>
      <text:p text:style-name="P7">Acepta peticiones de servicios desde la interfaz de usuario y contacta varios</text:p>
      <text:p text:style-name="P7">warehouse empezando por el local, hasta encontrar el nodo en el cual el servicio</text:p>
      <text:p text:style-name="P7">pueda ser ejecutado. Al terminar, si el nodo donde se encontró el servicio es</text:p>
      <text:p text:style-name="P7">nuevo, se agrega al warehouse.</text:p>
      <text:p text:style-name="P7"><text:soft-page-break/></text:p>
      <text:p text:style-name="P7">27</text:p>
      <text:p text:style-name="P7"/>
      <text:p text:style-name="P7">La unidad de control de recursos remotos</text:p>
      <text:p text:style-name="P7"/>
      <text:p text:style-name="P7">Acepta peticiones de servicios desde otros nodos y determina si la ejecución es</text:p>
      <text:p text:style-name="P7">permitida o no según las restricciones de los permisos de acceso. Luego de</text:p>
      <text:p text:style-name="P7">ejecutar el servicio, pasa los resultados al RCU del cliente.</text:p>
      <text:p text:style-name="P7"/>
      <text:p text:style-name="P7">La capa de comunicación</text:p>
      <text:p text:style-name="P7"/>
      <text:p text:style-name="P7">La base de este sistema abierto son los protocolos de comunicación, uno</text:p>
      <text:p text:style-name="P7">encargado de descubrir y localizar (WOSRP) mientras que un segundo protocolo</text:p>
      <text:p text:style-name="P7">de lenguaje, con su correspondiente parser y servidores, se encarga de los</text:p>
      <text:p text:style-name="P7">servicios generales (WOSP), como permitir al nodo crear un conjunto de servicios</text:p>
      <text:p text:style-name="P7">llamado service class dedicada a necesidades especificas del cliente.[18]</text:p>
      <text:p text:style-name="P7"/>
      <text:p text:style-name="P7">2.2. Escritorios Web</text:p>
      <text:p text:style-name="P7">Los Web DeskTops, también llamados Webtops, son plataformas que simulan el</text:p>
      <text:p text:style-name="P7">funcionamiento y las propiedades de un sistema operativo de manera virtual en un</text:p>
      <text:p text:style-name="P7">browser, por medio de aplicaciones web. Generalmente dependen completamente</text:p>
      <text:p text:style-name="P7">de una conexión a internet pero en los últimos meses algunos desktops han</text:p>
      <text:p text:style-name="P7">comenzado a diseñar aplicaciones para trabajar desconectado siendo necesaria</text:p>
      <text:p text:style-name="P7">la sincronización de los sistemas posteriormente. En su mayoría están elaborados</text:p>
      <text:p text:style-name="P7">mediante AJAX y combinaciones de este con Php, Java y Java Scrip.</text:p>
      <text:p text:style-name="P7"/>
      <text:p text:style-name="P7">Entre sus cualidades se encuentra la simplicidad en el mantenimiento del software</text:p>
      <text:p text:style-name="P7">por parte de los usuarios pues no requiere actualizaciones, instalaciones o</text:p>
      <text:p text:style-name="P7">parches y son poco exigentes en requerimientos de hardware. Sin embargo al</text:p>
      <text:p text:style-name="P7">trabajar sobre la red pueden ser susceptibles a ataques que vulneren su</text:p>
      <text:p text:style-name="P7"/>
      <text:p text:style-name="P7">28</text:p>
      <text:p text:style-name="P7"/>
      <text:p text:style-name="P7">seguridad y el rendimiento dependen en gran medida del estado y velocidad de la</text:p>
      <text:p text:style-name="P7">red.</text:p>
      <text:p text:style-name="P7"/>
      <text:p text:style-name="P7">A continuación se presentan tres de los escritorios web más representativos</text:p>
      <text:p text:style-name="P7">encontrados actualmente en la red.</text:p>
      <text:p text:style-name="P7"/>
      <text:p text:style-name="P7">2.2.1. EyeOS</text:p>
      <text:p text:style-name="P7"/>
      <text:p text:style-name="P7">Es una plataforma Open Source desarrollada bajo la arquitectura cliente-servidor;</text:p>
      <text:p text:style-name="P7">fue diseñada con el objetivo de contener diferentes aplicaciones web que</text:p>
      <text:p text:style-name="P7">permitieran al usuario crear un Web desktop, que sea accesible desde Internet y</text:p>
      <text:p text:style-name="P7">simule un Sistema operativo funcional en cualquier Browser.</text:p>
      <text:p text:style-name="P7"/>
      <text:p text:style-name="P7">Gracias a que está bajo la licencia GNU (AGPL), es posible crear servidores</text:p>
      <text:p text:style-name="P7">privados tanto para uso personal como a nivel de compañía completamente gratis,</text:p>
      <text:p text:style-name="P7">al igual que modificar el código para personalizar el sistemas o desarrollar nuevas</text:p>
      <text:p text:style-name="P7">aplicaciones.</text:p>
      <text:p text:style-name="P7"><text:soft-page-break/></text:p>
      <text:p text:style-name="P7">Está desarrollado con PHP y AJAX. El manejo de archivos, usuarios, procesos y</text:p>
      <text:p text:style-name="P7">comunicación entre el cliente y servidor se realiza por medio de funciones</text:p>
      <text:p text:style-name="P7">específicas del sistema mediante el kernel y su API.</text:p>
      <text:p text:style-name="P7"/>
      <text:p text:style-name="P7">Kernel</text:p>
      <text:p text:style-name="P7"/>
      <text:p text:style-name="P7">Es el encargado de proveer las diferentes funciones para el manejo de los</text:p>
      <text:p text:style-name="P7">widgets, los servicios y las librerías usadas por las diferentes aplicaciones Web.</text:p>
      <text:p text:style-name="P7"/>
      <text:p text:style-name="P7">29</text:p>
      <text:p text:style-name="P7"/>
      <text:p text:style-name="P7">Tomado de eyeOS Developer Manual [7]</text:p>
      <text:p text:style-name="P7"/>
      <text:p text:style-name="P7">Los widgets son los encargados de la crear la interfaz gráfica y se cran usando las</text:p>
      <text:p text:style-name="P7">variables (x, y) que definen su posición en el espacio y variables (high, weight) que</text:p>
      <text:p text:style-name="P7">definen su tamaño.</text:p>
      <text:p text:style-name="P7"/>
      <text:p text:style-name="P7">Servicios y Librerías</text:p>
      <text:p text:style-name="P7"/>
      <text:p text:style-name="P7">Los servicios se encargan de ejecutar tareas de bajo nivel como el manejo de la</text:p>
      <text:p text:style-name="P7">seguridad, autenticación de usuarios, manejo de procesos y el sistema de archivos</text:p>
      <text:p text:style-name="P7">virtual (VFS)</text:p>
      <text:p text:style-name="P7"/>
      <text:p text:style-name="P7">Las librerías son un conjunto de funciones que permiten facilitar el trabajo de las</text:p>
      <text:p text:style-name="P7">aplicaciones como el manejo de archivos XML, Zip o URL.</text:p>
      <text:p text:style-name="P7"/>
      <text:p text:style-name="P7">Servicios</text:p>
      <text:p text:style-name="P7"/>
      <text:p text:style-name="P7">Las tareas de bajo nivel como el manejo de archivos son manipuladas por medio</text:p>
      <text:p text:style-name="P7">de servicios que se comunican con el Kernel y imponen restricciones a las</text:p>
      <text:p text:style-name="P7">peticiones de las aplicaciones.</text:p>
      <text:p text:style-name="P7"/>
      <text:p text:style-name="P7">Entre los servicios encontramos el sistema virtual de archivos (VFS), el</text:p>
      <text:p text:style-name="P7">administrador de usuarios (UM), el manejador de mensajes (MMAP), el</text:p>
      <text:p text:style-name="P7"/>
      <text:p text:style-name="P7">30</text:p>
      <text:p text:style-name="P7"/>
      <text:p text:style-name="P7">administrador de procesos (PROC), el manejador de respuestas XML (eyeX), el</text:p>
      <text:p text:style-name="P7">manejador de archivos externos (Extern), el servicio de historial (log) y un servicio</text:p>
      <text:p text:style-name="P7">autónomo de seguridad (sec) el cual deshabilita el uso de algunas funciones PHP</text:p>
      <text:p text:style-name="P7">por parte de las aplicaciones.</text:p>
      <text:p text:style-name="P7"/>
      <text:p text:style-name="P7">VFS</text:p>
      <text:p text:style-name="P7"/>
      <text:p text:style-name="P7">El sistema virtual de archivos es el encargado de proveer funcionalidades para</text:p>
      <text:p text:style-name="P7">manejar los archivos y directorios, por medio del kernel, verificando los permisos</text:p>
      <text:p text:style-name="P7">de los usuarios sobre los archivos. Por esta razón ninguna operación se puede</text:p>
      <text:p text:style-name="P7">realizar directamente en PHP.</text:p>
      <text:p text:style-name="P7"/>
      <text:p text:style-name="P7"><text:soft-page-break/>El VFS usa una representación abstracta de los archivos creados por el usuario</text:p>
      <text:p text:style-name="P7">para separar los documentos personales de otros archivos del root como</text:p>
      <text:p text:style-name="P7">configuraciones, código etc.</text:p>
      <text:p text:style-name="P7"/>
      <text:p text:style-name="P7">Al momento de subir un archivo, el sistema virtual crea dos archivos. El primer</text:p>
      <text:p text:style-name="P7">archivo con extensión eyeFile contiene la misma información que el archivo</text:p>
      <text:p text:style-name="P7">original, mientras que el segundo, con extensión eyeInfo, se usa para almacenar</text:p>
      <text:p text:style-name="P7">información en formato XML y contienen el nombre real del archivo, el usuario</text:p>
      <text:p text:style-name="P7">propietario, la fecha de creación y la aplicación que lo creó. A los dos archivos se</text:p>
      <text:p text:style-name="P7">le concatenan un String de 32 caracteres lo cual hace imposible adivinar el</text:p>
      <text:p text:style-name="P7">nombre del archivo desde el exterior del VFS incrementando la seguridad.</text:p>
      <text:p text:style-name="P7"/>
      <text:p text:style-name="P7">User Manager Service</text:p>
      <text:p text:style-name="P7"/>
      <text:p text:style-name="P7">Provee métodos necesarios para registrar, conectarse, obtener la ruta al fichero de</text:p>
      <text:p text:style-name="P7">un usuario y una variable global llamada $currentUser la cual contiene el nombre</text:p>
      <text:p text:style-name="P7">del usuario de modo que las aplicaciones puedan identificar al usuario que las está</text:p>
      <text:p text:style-name="P7">ejecutando</text:p>
      <text:p text:style-name="P7"/>
      <text:p text:style-name="P7">31</text:p>
      <text:p text:style-name="P7"/>
      <text:p text:style-name="P7">MMap y eyeX</text:p>
      <text:p text:style-name="P7"/>
      <text:p text:style-name="P7">En eyeOS las aplicaciones se ejecutan en el Servidor, donde guardan y procesan</text:p>
      <text:p text:style-name="P7">información, mientras que el cliente se encarga de interactuar con las aplicaciones</text:p>
      <text:p text:style-name="P7">enviando mensajes al servidor cuando el usuario realiza una acción o visualizando</text:p>
      <text:p text:style-name="P7">ventanas y otros frames.</text:p>
      <text:p text:style-name="P7"/>
      <text:p text:style-name="P7">Esta comunicación entre el cliente y el servidor en eyeOs se realiza por medio de</text:p>
      <text:p text:style-name="P7">mensajes, los cuales generalmente son peticiones o envíos de información.</text:p>
      <text:p text:style-name="P7"/>
      <text:p text:style-name="P7">Tomado de eyeOS Developer Manual [7]</text:p>
      <text:p text:style-name="P7"/>
      <text:p text:style-name="P7">MMap es el servicio responsable de enrutar los menajes recibidos en el servidor a</text:p>
      <text:p text:style-name="P7">las aplicaciones mientras que eyeX es el servicio encargado de llevar los</text:p>
      <text:p text:style-name="P7">mensajes de respuestas desde el servidor al cliente, los cuales son respuestas</text:p>
      <text:p text:style-name="P7">XML que contienen ordenes básicas para modificar la interfaz del cliente.</text:p>
      <text:p text:style-name="P7"/>
      <text:p text:style-name="P7">Tomado de eyeOS Developer Manual [7]</text:p>
      <text:p text:style-name="P7"/>
      <text:p text:style-name="P7">32</text:p>
      <text:p text:style-name="P7"/>
      <text:p text:style-name="P7">rocesos</text:p>
      <text:p text:style-name="P7"/>
      <text:p text:style-name="P7">ada vez que una aplicación se ejecuta, se crea una entrada en un arreglo, que</text:p>
      <text:p text:style-name="P7"/>
      <text:p text:style-name="P7">ROC maneja los procesos, provee métodos para lanzar, terminar, listar y define</text:p>
      <text:p text:style-name="P7"/>
      <text:p text:style-name="P7">xtern</text:p>
      <text:p text:style-name="P7"/>
      <text:p text:style-name="P7"><text:soft-page-break/>ermite descargar archivos desde el servidor y crear direcciones URL accesibles</text:p>
      <text:p text:style-name="P7"/>
      <text:p text:style-name="P7">ibrerías</text:p>
      <text:p text:style-name="P7"/>
      <text:p text:style-name="P7">as librerías son un conjunto de funciones que permiten facilitar el trabajo al</text:p>
      <text:p text:style-name="P7"/>
      <text:p text:style-name="P7">ofrece librerías como eyeXML la cual es</text:p>
      <text:p text:style-name="P7"/>
      <text:p text:style-name="P7">P</text:p>
      <text:p text:style-name="P7"/>
      <text:p text:style-name="P7">C</text:p>
      <text:p text:style-name="P7">contiene información como el nombre y ID del proceso, checksum, el usuario</text:p>
      <text:p text:style-name="P7">dueño del proceso y la hora en que fue lanzado.</text:p>
      <text:p text:style-name="P7"/>
      <text:p text:style-name="P7">P</text:p>
      <text:p text:style-name="P7">dos variables myPid y checknum los cuales son números de 4 y 8 caracteres</text:p>
      <text:p text:style-name="P7">respectivamente que permiten identifican cada proceso en la comunicación cliente</text:p>
      <text:p text:style-name="P7">servidor.</text:p>
      <text:p text:style-name="P7"/>
      <text:p text:style-name="P7">E</text:p>
      <text:p text:style-name="P7"/>
      <text:p text:style-name="P7">P</text:p>
      <text:p text:style-name="P7">desde el exterior para con lo cual es posible alojar imágenes, archivos CSS o</text:p>
      <text:p text:style-name="P7">archivos Java Script</text:p>
      <text:p text:style-name="P7"/>
      <text:p text:style-name="P7">L</text:p>
      <text:p text:style-name="P7"/>
      <text:p text:style-name="P7">L</text:p>
      <text:p text:style-name="P7">momento de desarrollar aplicaciones.</text:p>
      <text:p text:style-name="P7">Para el manejo de archivos eyeOs</text:p>
      <text:p text:style-name="P7">utilizada para almacenar configuraciones y trasportar datos o mensajes, eyeURL</text:p>
      <text:p text:style-name="P7">que provee una clase simple para realizar peticiones http, descargar archivos y</text:p>
      <text:p text:style-name="P7">interactuar con aplicaciones web, y simpleZip para crear archivos Zip.</text:p>
      <text:p text:style-name="P7"/>
      <text:p text:style-name="P7">33</text:p>
      <text:p text:style-name="P7"/>
      <text:p text:style-name="P7">Otras librerías importantes son eyeSockes con la cual se manejan las conexiones,</text:p>
      <text:p text:style-name="P7">i18n un sistema de internacionalización para traducciones del sistema y eyeWidget</text:p>
      <text:p text:style-name="P7">encargado de la interfaz grafica.</text:p>
      <text:p text:style-name="P7"/>
      <text:p text:style-name="P7">2.2.2. YouOS</text:p>
      <text:p text:style-name="P7"/>
      <text:p text:style-name="P7">Este escritorio colaborativo web desarrollado por la empresa WebShaka cuenta</text:p>
      <text:p text:style-name="P7">con alrededor de 700 aplicaciones desarrolladas en su mayoría por los usuarios.</text:p>
      <text:p text:style-name="P7">Esto se hace posible gracias al sencillo API de YouOs el cual enmascara métodos</text:p>
      <text:p text:style-name="P7">de javascript y Dojo, sumado a el desarrollo de la aplicación web que ofrece una</text:p>
      <text:p text:style-name="P7">agradable interfaz que permite crear nuevas aplicaciones o clonar/extender las ya</text:p>
      <text:p text:style-name="P7">existentes.[16]</text:p>
      <text:p text:style-name="P7"/>
      <text:p text:style-name="P7">Una de sus mejores cualidades es la rapidez de reacción en el momento de</text:p>
      <text:p text:style-name="P7"><text:soft-page-break/>comunicarse con el usuario, lograda con el uso combinado de Ajax y JavaScript,</text:p>
      <text:p text:style-name="P7">este ultimo usado para la comunicación con el servidor remoto.</text:p>
      <text:p text:style-name="P7"/>
      <text:p text:style-name="P7">Entre sus aplicaciones se encuentran procesador de documentos, chat, manejador</text:p>
      <text:p text:style-name="P7">de archivos, interpretador de línea de comandos, manejador de procesos,</text:p>
      <text:p text:style-name="P7">FlickRSS y su propio navegador.</text:p>
      <text:p text:style-name="P7"/>
      <text:p text:style-name="P7">Clonado y extensión de aplicaciones.</text:p>
      <text:p text:style-name="P7"/>
      <text:p text:style-name="P7">En YouOS todas las aplicaciones son objetos JavaScript por lo cual pueden ser</text:p>
      <text:p text:style-name="P7">extendidos. Una aplicación extendida hereda todos los atributos y funcionalidades</text:p>
      <text:p text:style-name="P7">de la aplicación padre, por esta razón todas las aplicaciones en YouOs extienden</text:p>
      <text:p text:style-name="P7">directa o indirectamente a WebApp, la cual es la aplicación base del sistema y</text:p>
      <text:p text:style-name="P7">contiene todo los métodos y propiedades que se deben implementar.</text:p>
      <text:p text:style-name="P7">De esta manera es posible clonar cualquiera de las aplicaciones ya existentes en</text:p>
      <text:p text:style-name="P7"/>
      <text:p text:style-name="P7">34</text:p>
      <text:p text:style-name="P7"/>
      <text:p text:style-name="P7">YouOS y realizar pequeños cambios para crear nuevas funcionalidades. La</text:p>
      <text:p text:style-name="P7">interfaz de desarrollo también ofrece otras opciones como un Debbuger para</text:p>
      <text:p text:style-name="P7">corregir el código.</text:p>
      <text:p text:style-name="P7"/>
      <text:p text:style-name="P7">YouFS</text:p>
      <text:p text:style-name="P7"/>
      <text:p text:style-name="P7">Para guardar y cargar información YouOs se deshace de las comúnmente</text:p>
      <text:p text:style-name="P7">manejadas bases de datos, liberándose a su vez de lenguajes como SQL, y</text:p>
      <text:p text:style-name="P7">maneja el sistema de archivos por medio de estructuras de datos JavaScript. En</text:p>
      <text:p text:style-name="P7">concreto, usa hashtables, de manera que se crea una tupla de forma atributo-valor</text:p>
      <text:p text:style-name="P7">en donde se guarda la información y se asocia a la aplicación correspondiente. El</text:p>
      <text:p text:style-name="P7">manejo de las hash tables se realiza por medio de métodos como new</text:p>
      <text:p text:style-name="P7">data.HashTable("tablahash"), put(“atributo”, valor) y Commit(), guardando así</text:p>
      <text:p text:style-name="P7">Strings, Arreglos o Objetos.</text:p>
      <text:p text:style-name="P7"/>
      <text:p text:style-name="P7">Las estructuras de datos son identificadas mediantes un descriptor de datos. Este</text:p>
      <text:p text:style-name="P7">está formado por dos partes: primero el namespace en donde se almacenan el</text:p>
      <text:p text:style-name="P7">identificador de la aplicación, el nombre del usuario y el identificador del proceso;</text:p>
      <text:p text:style-name="P7">segundo el dataname, que es el nombre único de la estructura de datos análogo al</text:p>
      <text:p text:style-name="P7">nombre del archivo. De esta forma es posible que las diferentes instancias de una</text:p>
      <text:p text:style-name="P7">estructura de datos compartan el mismo dataname siendo posible diferenciarlas</text:p>
      <text:p text:style-name="P7">por medio del identificador en múltiples procesos.</text:p>
      <text:p text:style-name="P7"/>
      <text:p text:style-name="P7">Adicionalmente cada estructura de datos tiene una lista de afiliados, los cuales son</text:p>
      <text:p text:style-name="P7">aplicaciones o usuario que tienen acceso a la información guardada en esta. Si la</text:p>
      <text:p text:style-name="P7">información es actualizada por su propietario, esta es asincrónicamente</text:p>
      <text:p text:style-name="P7"/>
      <text:p text:style-name="P7">descargada en los diferentes usuarios suscritos, permitiendo integración multi-</text:p>
      <text:p text:style-name="P7">usuario. El permiso de acceso puede ser de dos niveles: permiso de usuario o</text:p>
      <text:p text:style-name="P7"/>
      <text:p text:style-name="P7">permiso de acceso público.</text:p>
      <text:p text:style-name="P7"/>
      <text:p text:style-name="P7"><text:soft-page-break/>35</text:p>
      <text:p text:style-name="P7"/>
      <text:p text:style-name="P7">YouShell</text:p>
      <text:p text:style-name="P7"/>
      <text:p text:style-name="P7">Es un interprete javaScrip que simula un Shell de línea de comandos el cual se</text:p>
      <text:p text:style-name="P7">encuentra en el escritorio de YouOs como una herramienta para obtener acceso</text:p>
      <text:p text:style-name="P7">rápido a diferentes funciones como son kill y run para manejar procesos; cd, ls, rm,</text:p>
      <text:p text:style-name="P7">mkdir y chmod para manejar archivos; ds y dt para manejar las estructuras de</text:p>
      <text:p text:style-name="P7">datos y otros más como clear, exit. [17]</text:p>
      <text:p text:style-name="P7"/>
      <text:p text:style-name="P7">API</text:p>
      <text:p text:style-name="P7"/>
      <text:p text:style-name="P7">El Api de YouOS está dividido en namespaces lógicos los cuales son grupos de</text:p>
      <text:p text:style-name="P7">funciones y variables que encapsulan diferente funciones del sistema. Todos los</text:p>
      <text:p text:style-name="P7">resultados de los diferentes métodos en el API son archivos XML.</text:p>
      <text:p text:style-name="P7"/>
      <text:p text:style-name="P7">A continuación se presentan algunos API interesantes para la comunicación entre</text:p>
      <text:p text:style-name="P7">las aplicaciones:</text:p>
      <text:p text:style-name="P7"/>
      <text:p text:style-name="P7">• uos.ui – funciones de Interfaz grafica</text:p>
      <text:p text:style-name="P7">• uos data – funciones de acceso a estructuras de datos</text:p>
      <text:p text:style-name="P7">• uos.system – funciones del sistema</text:p>
      <text:p text:style-name="P7">• uos.control – control del MVC (modelo vista controlador)</text:p>
      <text:p text:style-name="P7">• uos. message – enviar mensajes de eventos</text:p>
      <text:p text:style-name="P7">• uos.model – modelo MVC de objeto, listas, arboles, etc.</text:p>
      <text:p text:style-name="P7">• uos.util – miscelánea</text:p>
      <text:p text:style-name="P7"/>
      <text:p text:style-name="P7">API para permisos - manejan los permisos a las estructuras de datos.</text:p>
      <text:p text:style-name="P7">• get_share_data – retorna una lista de las estructuras a las cuales un</text:p>
      <text:p text:style-name="P7">usuario puede acceder en el nameSpace de otro usuario. Funciona por</text:p>
      <text:p text:style-name="P7">aplicación.</text:p>
      <text:p text:style-name="P7"/>
      <text:p text:style-name="P7">36</text:p>
      <text:p text:style-name="P7"/>
      <text:p text:style-name="P7">API para servicios web - proveen acceso a recursos y servicios web</text:p>
      <text:p text:style-name="P7"/>
      <text:p text:style-name="P7">• url_xml - Obtiene un archivo xml desde un sitio web</text:p>
      <text:p text:style-name="P7">• url_html - Obtiene un archivo html de un sitio web</text:p>
      <text:p text:style-name="P7">• url_get_fs - Obtiene un archivo y lo guarda en el YouFS. Permite establecer</text:p>
      <text:p text:style-name="P7">el login el password para conectarse y, en el caso del archivo, un path para</text:p>
      <text:p text:style-name="P7">grabar y la opción de overwrite.</text:p>
      <text:p text:style-name="P7"/>
      <text:p text:style-name="P7">API para contenido RSS – Acceso a contenidos RSS para subscriptores</text:p>
      <text:p text:style-name="P7"/>
      <text:p text:style-name="P7">• uos.api.rss.getFeed(feedUrl, callback, options) - Obtiene un XML desde el</text:p>
      <text:p text:style-name="P7">URL y lo pasa como un árbol CML DOM</text:p>
      <text:p text:style-name="P7"/>
      <text:p text:style-name="P7">Dojo</text:p>
      <text:p text:style-name="P7"/>
      <text:p text:style-name="P7">Es un conjunto de librerías JavaScrip de código abierto para manipular Ajax y</text:p>
      <text:p text:style-name="P7"><text:soft-page-break/>eventos. Este toolkit permite emular herencia de objetos, hacer peticiones http</text:p>
      <text:p text:style-name="P7">asincrónicas e invocar métodos estáticos (también llamados métodos compartidos,</text:p>
      <text:p text:style-name="P7">de clase o bound methods) los cuales están asociados a una clase en particular.</text:p>
      <text:p text:style-name="P7"/>
      <text:p text:style-name="P7">Los eventos realizados en la interfaz grafica, como hacer click o dejar de marcar</text:p>
      <text:p text:style-name="P7">un área, son manejados por medio del Dojo event model, el cual permite a las</text:p>
      <text:p text:style-name="P7">aplicaciones suscribirse para que sean informadas cuando un evento es</text:p>
      <text:p text:style-name="P7">disparado.</text:p>
      <text:p text:style-name="P7"/>
      <text:p text:style-name="P7">Los diferentes eventos están divididos en los siguientes grupos:</text:p>
      <text:p text:style-name="P7"/>
      <text:p text:style-name="P7">37</text:p>
      <text:p text:style-name="P7"/>
      <text:p text:style-name="P7">• aplicaciones - uos.system.eventsList.APP.</text:p>
      <text:p text:style-name="P7"/>
      <text:p text:style-name="P7">Para los eventos relacionados con las aplicaciones, se crea un objeto</text:p>
      <text:p text:style-name="P7">llamado eventObj que contiene el id del proceso, el id de la aplicación,</text:p>
      <text:p text:style-name="P7">los parámetros pasados a la aplicación y la instancia.</text:p>
      <text:p text:style-name="P7">Ejem: Close, Open, Reload, Loading</text:p>
      <text:p text:style-name="P7"/>
      <text:p text:style-name="P7">• contactos - uos.system.eventsList.BUDDY.</text:p>
      <text:p text:style-name="P7"/>
      <text:p text:style-name="P7">En el caso de los eventos relacionados con los contactos el objeto</text:p>
      <text:p text:style-name="P7">eventObj contiene el nombre del contacto adicionado/borrado o una lista</text:p>
      <text:p text:style-name="P7">con los usuario que se han conectado/desconectado. Si el evento a</text:p>
      <text:p text:style-name="P7">manejar no es un Add/remove del contacto, mas se desea saber cuándo</text:p>
      <text:p text:style-name="P7">se conecta o se desconecta login/logoff, el objeto eventObj.users</text:p>
      <text:p text:style-name="P7">contiene un arreglo con la lista de los usuarios. Ejem: Add, Login,</text:p>
      <text:p text:style-name="P7">Remove, etc.</text:p>
      <text:p text:style-name="P7"/>
      <text:p text:style-name="P7">• wigets - uos.ui.eventsList.WIDGET.</text:p>
      <text:p text:style-name="P7">Algunos de los atributos usados en los widgets son el id del proceso,</text:p>
      <text:p text:style-name="P7">elemento, nombre, status, nodo. Ejem: Open, Show, Max, Close, etc.</text:p>
      <text:p text:style-name="P7"/>
      <text:p text:style-name="P7">Socket Sever APIs</text:p>
      <text:p text:style-name="P7"/>
      <text:p text:style-name="P7">En YouOs los sockets son usados para leer y escribir mensajes. A diferencia de</text:p>
      <text:p text:style-name="P7">otros sistemas, los mensajes no se trasmiten punto a punto, sino que cualquier</text:p>
      <text:p text:style-name="P7">usuario con permiso de escritura o lectura, puede leer y escribir en los sockets,</text:p>
      <text:p text:style-name="P7">funcionando como un sistema de muro de mensajes temporal.</text:p>
      <text:p text:style-name="P7"/>
      <text:p text:style-name="P7">38</text:p>
      <text:p text:style-name="P7"/>
      <text:p text:style-name="P7">• socket_list – lista de los sockets activos y públicos que se pueden leer</text:p>
      <text:p text:style-name="P7">• socket_read – leer mensajes</text:p>
      <text:p text:style-name="P7">• socket_write – escribir mensajes</text:p>
      <text:p text:style-name="P7"/>
      <text:p text:style-name="P7">Algunos parámetros para el manejo de este api son el id de la aplicación, el id del</text:p>
      <text:p text:style-name="P7">proceso, el nombre del usuario y un arreglo con los mensajes.</text:p>
      <text:p text:style-name="P7"/>
      <text:p text:style-name="P7"><text:soft-page-break/>2.2.3. G.ho.st</text:p>
      <text:p text:style-name="P7"/>
      <text:p text:style-name="P7">El Global Hosted Operating System es un computador virtual creado en conjunto</text:p>
      <text:p text:style-name="P7">por un grupo de palestinos e israelís, el cual ofrece un cliente web desktop basado</text:p>
      <text:p text:style-name="P7">en tecnologías Linux desarrollado en Flash con el cual se pretende aprovechar la</text:p>
      <text:p text:style-name="P7">tendencia de los usuarios a trabajar online.</text:p>
      <text:p text:style-name="P7"/>
      <text:p text:style-name="P7">Su enfoque no está dirigido a crear un sistema operativo web, sino a ofrecer una</text:p>
      <text:p text:style-name="P7">nueva opción a usuarios que no posean computadores propios, personas que por</text:p>
      <text:p text:style-name="P7">restricciones de seguridad no puedan instalar archivos en el computador de oficina</text:p>
      <text:p text:style-name="P7">y países en desarrollo donde el acceso a computadores o conexión de Internet es</text:p>
      <text:p text:style-name="P7">limitado.</text:p>
      <text:p text:style-name="P7"/>
      <text:p text:style-name="P7">Los usuarios crean su escritorio en un centro de datos al cual se pueden conectar</text:p>
      <text:p text:style-name="P7">a través de un browser desde cualquier parte del mundo y donde cuentan con la</text:p>
      <text:p text:style-name="P7">posibilidad de usar configuraciones personales, escoger sus propias aplicaciones,</text:p>
      <text:p text:style-name="P7">guardar archivos etc. sin la necesidad de preocuparse por la instalación,</text:p>
      <text:p text:style-name="P7">actualización de software, seguridad, privacidad y respaldo de información.</text:p>
      <text:p text:style-name="P7"/>
      <text:p text:style-name="P7">Su sistema de archivos se apoya en el servicio web Amazon S3 (Simple Storage</text:p>
      <text:p text:style-name="P7">Service) para aplicaciones web, el cual se encarga de manera independiente de</text:p>
      <text:p text:style-name="P7">los mecanismos de localización, autenticación, propiedades de los archivos y</text:p>
      <text:p text:style-name="P7"/>
      <text:p text:style-name="P7">39</text:p>
      <text:p text:style-name="P7"/>
      <text:p text:style-name="P7">privilegios de acceso. El protocolo predeterminado para las descargas es el http,</text:p>
      <text:p text:style-name="P7">pero también se ofrece una interfaz BitTorrentTM para distribución a gran escala</text:p>
      <text:p text:style-name="P7">[15].</text:p>
      <text:p text:style-name="P7"/>
      <text:p text:style-name="P7">Aunque por el momento no cuenta con un API, ni con herramientas de desarrollo,</text:p>
      <text:p text:style-name="P7">las cuales según su creador serán publicadas en un futuro , G.ho.st permite usar</text:p>
      <text:p text:style-name="P7">un gran tipo de aplicaciones web creadas por terceros como Zoho, Google Docs,</text:p>
      <text:p text:style-name="P7">ThinkFree. Youtube, flickr y adicionar aplicaciones propias por medio de URL.</text:p>
      <text:p text:style-name="P7"/>
      <text:p text:style-name="P7">Para las aplicaciones provenientes de terceros, G.ho.st maneja un sistema de</text:p>
      <text:p text:style-name="P7">subscripciones con las cuales se pueden administrar las cuentas y además</text:p>
      <text:p text:style-name="P7">permiten conectarse automáticamente pues recuerda el nombre y password.</text:p>
      <text:p text:style-name="P7">Arquitectura</text:p>
      <text:p text:style-name="P7"/>
      <text:p text:style-name="P7">En busca de obtener lo mejor del sistema operativo web, como lo mejor de las</text:p>
      <text:p text:style-name="P7">diferentes aplicaciones web encontradas en internet, G.ho.st usa un modelo de</text:p>
      <text:p text:style-name="P7">arquitectura en donde por medio del código cliente ejecutado en el browser del</text:p>
      <text:p text:style-name="P7">usuario es posible acceder a la información de los usuarios guardada en los</text:p>
      <text:p text:style-name="P7">dispositivos o servicios web de almacenamiento de datos y realizar la</text:p>
      <text:p text:style-name="P7">comunicación con los diferentes servicios web que procesaran dicha información.</text:p>
      <text:p text:style-name="P7"/>
      <text:p text:style-name="P7">La ejecución de las aplicaciones se realiza en el browser del cliente el cual se</text:p>
      <text:p text:style-name="P7">encarga de subir el client code al cache para que no sea descargado cada vez que</text:p>
      <text:p text:style-name="P7">se accede a la aplicación. Los datos son manejados por el servicio de</text:p>
      <text:p text:style-name="P7">almacenamiento de Amazon el cual se encarga de la persistencia.</text:p>
      <text:p text:style-name="P7"><text:soft-page-break/></text:p>
      <text:p text:style-name="P7">40</text:p>
      <text:p text:style-name="P7"/>
      <text:p text:style-name="P7">Detalle de la arquitectur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Noto Sans" svg:font-family="'Noto Sans', sans-serif"/>
    <style:font-face style:name="Times New Roman" svg:font-family="'Times New Roman'"/>
    <style:font-face style:name="ARIAL" svg:font-family="ARIAL" style:font-family-generic="swiss"/>
    <style:font-face style:name="FreeSerif" svg:font-family="FreeSerif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s" fo:country="PE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FreeSerif" fo:font-size="12pt" fo:language="es" fo:country="PE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1" fo:font-family="FreeSans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1:21:28.138256993</meta:creation-date>
    <dc:date>2021-06-01T11:49:45.079212887</dc:date>
    <meta:editing-duration>PT17M51S</meta:editing-duration>
    <meta:editing-cycles>2</meta:editing-cycles>
    <meta:generator>LibreOffice/7.1.3.2$Linux_X86_64 LibreOffice_project/10$Build-2</meta:generator>
    <meta:document-statistic meta:table-count="0" meta:image-count="0" meta:object-count="0" meta:page-count="15" meta:paragraph-count="449" meta:word-count="4484" meta:character-count="27729" meta:non-whitespace-character-count="23678"/>
  </office:meta>
</office:document-meta>
</file>